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.8cm" fo:margin-bottom="0.8cm" fo:text-align="center" fo:text-indent="0cm"/>
    </style:style>
    <style:style style:name="P2" style:family="paragraph">
      <style:text-properties fo:font-size="48pt" style:font-size-asian="48pt" style:font-size-complex="4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Sun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Four Commandments<text:line-break/>Giving a speech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Slow Down.</text:span></text:p>
            <text:p text:style-name="P1"><text:span text:style-name="T1">Look Up.</text:span></text:p>
            <text:p text:style-name="P1"><text:span text:style-name="T1">Speak Up.</text:span></text:p>
            <text:p text:style-name="P1"><text:span text:style-name="T1">Slow Dow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Minion Pro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7T09:47:03</meta:creation-date>
    <meta:editing-duration>PT1M10S</meta:editing-duration>
    <meta:editing-cycles>3</meta:editing-cycles>
    <dc:date>2014-07-23T14:15:34</dc:date>
    <meta:generator>OpenOffice/4.1.0$Unix OpenOffice.org_project/410m18$Build-9764</meta:generator>
    <meta:document-statistic meta:object-count="25"/>
  </office:meta>
</office:document-meta>
</file>